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D000002BF6CE20597.png"/>
  <manifest:file-entry manifest:media-type="image/png" manifest:full-path="Pictures/100000000000037300000229DE5E4CE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426cm"/>
    </style:style>
    <style:style style:name="gr5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6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.159cm" fo:text-indent="1cm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.159cm" fo:text-align="center" fo:text-indent="1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3.048cm" svg:height="2.794cm" svg:x="6.228cm" svg:y="2.586cm">
          <text:p text:style-name="P1">注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5.08cm" svg:height="2.54cm" svg:x="5.212cm" svg:y="6.377cm">
          <text:p text:style-name="P1">邮箱是否已经注册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5.461cm" svg:height="2.413cm" svg:x="5.022cm" svg:y="10.022cm">
          <text:p text:style-name="P1">密码是否一致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5.734cm" svg:height="2.889cm" draw:transform="rotate (-0.0254818070802989) translate (4.923cm 13.599cm)">
          <text:p text:style-name="P1">校验码是否一致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752cm" svg:y1="5.38cm" svg:x2="7.752cm" svg:y2="6.377cm" draw:start-shape="id1" draw:start-glue-point="8" draw:end-shape="id2" draw:end-glue-point="4" svg:d="M7752 5380v997">
          <text:p/>
        </draw:connector>
        <draw:connector draw:style-name="gr2" draw:text-style-name="P1" draw:layer="layout" svg:x1="7.752cm" svg:y1="8.917cm" svg:x2="7.753cm" svg:y2="10.022cm" draw:start-shape="id2" draw:start-glue-point="6" draw:end-shape="id3" draw:end-glue-point="4" svg:d="M7752 8917v553h1v552">
          <text:p/>
        </draw:connector>
        <draw:connector draw:style-name="gr2" draw:text-style-name="P1" draw:layer="layout" svg:x1="7.753cm" svg:y1="12.435cm" svg:x2="7.79cm" svg:y2="13.674cm" draw:start-shape="id3" draw:start-glue-point="6" draw:end-shape="id4" draw:end-glue-point="4" svg:d="M7753 12435v583h37v656">
          <text:p/>
        </draw:connector>
        <draw:custom-shape draw:style-name="gr1" draw:text-style-name="P1" xml:id="id5" draw:id="id5" draw:layer="layout" svg:width="5.969cm" svg:height="2.286cm" svg:x="4.768cm" svg:y="17.596cm">
          <text:p text:style-name="P1">生成激活码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048cm" svg:height="2.413cm" svg:x="13.565cm" svg:y="17.545cm">
          <text:p text:style-name="P1">(email, key, isActive=0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1" draw:layer="layout" svg:x1="10.736cm" svg:y1="18.74cm" svg:x2="13.565cm" svg:y2="18.752cm" svg:d="M10736 18740h506v12h2323">
          <text:p/>
        </draw:connector>
        <draw:custom-shape draw:style-name="gr1" draw:text-style-name="P1" xml:id="id6" draw:id="id6" draw:layer="layout" svg:width="5.842cm" svg:height="2.286cm" svg:x="4.831cm" svg:y="21.047cm">
          <text:p text:style-name="P1">发送激活邮件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94cm" svg:height="2.475cm" svg:x="6.556cm" svg:y="24.376cm">
          <text:p text:style-name="P1">注册成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7.716cm" svg:y1="16.564cm" svg:x2="7.752cm" svg:y2="17.596cm" draw:start-shape="id4" draw:start-glue-point="6" draw:end-shape="id5" draw:end-glue-point="0" svg:d="M7716 16564v551h36v481">
          <text:p/>
        </draw:connector>
        <draw:connector draw:style-name="gr2" draw:text-style-name="P1" draw:layer="layout" svg:x1="7.752cm" svg:y1="19.882cm" svg:x2="7.752cm" svg:y2="21.047cm" draw:start-shape="id5" draw:start-glue-point="2" draw:end-shape="id6" draw:end-glue-point="0" svg:d="M7752 19882v1165">
          <text:p/>
        </draw:connector>
        <draw:connector draw:style-name="gr2" draw:text-style-name="P1" draw:layer="layout" svg:x1="7.752cm" svg:y1="23.333cm" svg:x2="7.803cm" svg:y2="24.376cm" draw:start-shape="id6" draw:start-glue-point="2" svg:d="M7752 23333v773h51v270">
          <text:p/>
        </draw:connector>
        <draw:custom-shape draw:style-name="gr1" draw:text-style-name="P1" xml:id="id7" draw:id="id7" draw:layer="layout" svg:width="2.318cm" svg:height="2.318cm" svg:x="18.643cm" svg:y="23.922cm">
          <text:p text:style-name="P1">不能注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292cm" svg:y1="7.647cm" svg:x2="19.802cm" svg:y2="23.922cm" draw:start-shape="id2" draw:start-glue-point="7" draw:end-shape="id7" draw:end-glue-point="4" svg:d="M10292 7647h9510v16275">
          <text:p/>
        </draw:connector>
        <draw:connector draw:style-name="gr2" draw:text-style-name="P1" draw:layer="layout" svg:x1="10.483cm" svg:y1="11.229cm" svg:x2="19.802cm" svg:y2="23.922cm" draw:start-shape="id3" draw:start-glue-point="7" draw:end-shape="id7" draw:end-glue-point="4" svg:d="M10483 11229h9319v12693">
          <text:p/>
        </draw:connector>
        <draw:connector draw:style-name="gr2" draw:text-style-name="P1" draw:layer="layout" svg:x1="10.62cm" svg:y1="15.192cm" svg:x2="19.802cm" svg:y2="23.922cm" draw:start-shape="id4" draw:start-glue-point="7" draw:end-shape="id7" draw:end-glue-point="4" svg:d="M10620 15192h9182v8730">
          <text:p/>
        </draw:connector>
        <draw:frame draw:style-name="gr3" draw:text-style-name="P2" draw:layer="layout" svg:width="4.033cm" svg:height="0.963cm" svg:x="1.254cm" svg:y="1.254cm">
          <draw:text-box>
            <text:p text:style-name="P2">Post: <text:s/>/regist</text:p>
          </draw:text-box>
        </draw:frame>
        <draw:frame draw:style-name="gr4" draw:text-style-name="P3" draw:layer="layout" svg:width="11.553cm" svg:height="1.676cm" svg:x="20.435cm" svg:y="3.134cm">
          <draw:text-box>
            <text:p text:style-name="P3">https://github.com/chriso/validator.js.git</text:p>
          </draw:text-box>
        </draw:frame>
        <draw:frame draw:style-name="gr4" draw:text-style-name="P3" draw:layer="layout" svg:width="23.745cm" svg:height="1.676cm" svg:x="8.751cm" svg:y="5.039cm">
          <draw:text-box>
            <text:p text:style-name="P3">http://www.quietless.com/kitchen/building-a-login-system-in-node-js-and-mongodb/</text:p>
          </draw:text-box>
        </draw:frame>
        <draw:frame draw:style-name="gr4" draw:text-style-name="P3" draw:layer="layout" svg:width="8.446cm" svg:height="1.676cm" svg:x="22.082cm" svg:y="7.198cm">
          <draw:text-box>
            <text:p text:style-name="P3">http://node-login.braitsch.io/</text:p>
          </draw:text-box>
        </draw:frame>
      </draw:page>
      <draw:page draw:name="page2" draw:style-name="dp1" draw:master-page-name="默认">
        <draw:custom-shape draw:style-name="gr1" draw:text-style-name="P4" xml:id="id8" draw:id="id8" draw:layer="layout" svg:width="3.048cm" svg:height="2.794cm" svg:x="7.228cm" svg:y="2.986cm">
          <text:p text:style-name="P4">激活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8.752cm" svg:y1="5.78cm" svg:x2="8.717cm" svg:y2="6.949cm" draw:start-shape="id8" draw:start-glue-point="8" draw:end-shape="id9" draw:end-glue-point="0" svg:d="M8752 5780v585h-35v584">
          <text:p/>
        </draw:connector>
        <draw:custom-shape draw:style-name="gr1" draw:text-style-name="P5" xml:id="id9" draw:id="id9" draw:layer="layout" svg:width="5.969cm" svg:height="2.286cm" svg:x="5.733cm" svg:y="6.949cm">
          <text:p text:style-name="P5">点击激活链接/active?username=email&amp;active=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13" draw:id="id13" draw:layer="layout" svg:width="3.336cm" svg:height="2.594cm" draw:transform="rotate (0.0298451302090974) translate (21.34cm 11.853cm)">
          <text:p text:style-name="P5">(email, key, isActive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4" xml:id="id11" draw:id="id11" draw:layer="layout" svg:width="2.594cm" svg:height="2.475cm" svg:x="7.372cm" svg:y="22.685cm">
          <text:p text:style-name="P4">激活成功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0" draw:id="id10" draw:layer="layout" svg:width="4.318cm" svg:height="2.794cm" svg:x="6.54cm" svg:y="11.782cm">
          <text:p text:style-name="P6">是否已激活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12.017cm" svg:height="0.963cm" svg:x="1.254cm" svg:y="1.18cm">
          <draw:text-box>
            <text:p text:style-name="P5">Get /active?username=email&amp;active=key</text:p>
          </draw:text-box>
        </draw:frame>
        <draw:connector draw:style-name="gr2" draw:text-style-name="P7" draw:layer="layout" svg:x1="8.699cm" svg:y1="14.576cm" svg:x2="8.669cm" svg:y2="22.685cm" draw:start-shape="id10" draw:start-glue-point="6" draw:end-shape="id11" svg:d="M8699 14576v4055h-30v4054">
          <text:p/>
        </draw:connector>
        <draw:connector draw:style-name="gr2" draw:text-style-name="P7" draw:layer="layout" svg:x1="8.717cm" svg:y1="9.235cm" svg:x2="8.699cm" svg:y2="11.782cm" draw:start-shape="id9" draw:start-glue-point="2" draw:end-shape="id10" draw:end-glue-point="4" svg:d="M8717 9235v1274h-18v1273">
          <text:p/>
        </draw:connector>
        <draw:custom-shape draw:style-name="gr5" draw:text-style-name="P7" xml:id="id12" draw:id="id12" draw:layer="layout" svg:width="5.857cm" svg:height="2.885cm" svg:x="13.257cm" svg:y="11.706cm">
          <text:p text:style-name="P7">更新数据库，清空key, isActive=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7" draw:layer="layout" svg:x1="10.858cm" svg:y1="13.179cm" svg:x2="13.257cm" svg:y2="13.148cm" draw:start-shape="id10" draw:start-glue-point="7" draw:end-shape="id12" draw:end-glue-point="3" svg:d="M10858 13179h1200v-31h1199">
          <text:p/>
        </draw:connector>
        <draw:connector draw:style-name="gr2" draw:text-style-name="P7" draw:layer="layout" svg:x1="19.114cm" svg:y1="13.148cm" svg:x2="21.379cm" svg:y2="13.149cm" draw:start-shape="id12" draw:start-glue-point="1" draw:end-shape="id13" draw:end-glue-point="6" svg:d="M19114 13148h545v1h1720">
          <text:p/>
        </draw:connector>
        <draw:connector draw:style-name="gr2" draw:text-style-name="P7" draw:layer="layout" svg:x1="16.185cm" svg:y1="14.591cm" svg:x2="9.966cm" svg:y2="23.923cm" draw:start-shape="id12" draw:start-glue-point="2" draw:end-shape="id11" draw:end-glue-point="10" svg:d="M16185 14591v9332h-6219">
          <text:p/>
        </draw:connector>
      </draw:page>
      <draw:page draw:name="page3" draw:style-name="dp1" draw:master-page-name="默认">
        <draw:frame draw:style-name="gr6" draw:text-style-name="P1" draw:layer="layout" svg:width="23.362cm" svg:height="14.63cm" svg:x="4.942cm" svg:y="6.763cm">
          <draw:image xlink:href="Pictures/100000000000037300000229DE5E4CEC.png" xlink:type="simple" xlink:show="embed" xlink:actuate="onLoad">
            <text:p/>
          </draw:image>
        </draw:frame>
      </draw:page>
      <draw:page draw:name="page4" draw:style-name="dp1" draw:master-page-name="默认">
        <draw:frame draw:style-name="gr7" draw:text-style-name="P1" draw:layer="layout" svg:width="27.436cm" svg:height="18.599cm" svg:x="2.905cm" svg:y="4.778cm">
          <draw:image xlink:href="Pictures/100000000000040D000002BF6CE20597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33.02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p t</meta:initial-creator>
    <meta:creation-date>2014-12-14T08:32:45.26</meta:creation-date>
    <dc:date>2014-12-14T10:12:55.30</dc:date>
    <dc:creator>dp t</dc:creator>
    <meta:editing-duration>PT21M56S</meta:editing-duration>
    <meta:editing-cycles>1</meta:editing-cycles>
    <meta:document-statistic meta:object-count="38"/>
    <meta:generator>OpenOffice/4.1.0$Win32 OpenOffice.org_project/410m18$Build-9764</meta:generator>
  </office:meta>
</office:document-meta>
</file>